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itle">
      <style:text-properties officeooo:rsid="0008d4c6" officeooo:paragraph-rsid="0008d4c6"/>
    </style:style>
    <style:style style:name="P2" style:family="paragraph" style:parent-style-name="Text_20_body">
      <style:text-properties officeooo:rsid="0008d4c6" officeooo:paragraph-rsid="0008d4c6"/>
    </style:style>
    <style:style style:name="P3" style:family="paragraph" style:parent-style-name="Text_20_body">
      <style:text-properties officeooo:rsid="000b1a33" officeooo:paragraph-rsid="000b1a33"/>
    </style:style>
    <style:style style:name="P4" style:family="paragraph" style:parent-style-name="Text_20_body">
      <style:text-properties officeooo:rsid="000bf4dd" officeooo:paragraph-rsid="000bf4dd"/>
    </style:style>
    <style:style style:name="P5" style:family="paragraph" style:parent-style-name="Heading_20_1">
      <style:text-properties officeooo:rsid="0008d4c6" officeooo:paragraph-rsid="0008d4c6"/>
    </style:style>
    <style:style style:name="T1" style:family="text">
      <style:text-properties officeooo:rsid="000ba3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wo Passes of SPARK Semantic Analysis</text:p>
      <text:h text:style-name="P5" text:outline-level="1">Introduction</text:h>
      <text:p text:style-name="P2">The semantic analysis of a SPARK Classic by the new Examiner, unfortunately, seems to require two passes. <text:s/>The first performed during semantic analysis performed by the front-end and the second by the Examiner back-end. <text:s/>The first pass is necessitated to perform complete semantic analysis of Ada names that appear in SPARK Classic annotations/pragmas. <text:s/></text:p>
      <text:p text:style-name="P3">The first pass is required where annotations/pragmas refer to non-local entities. <text:s/>This may happen in defining properties, global annotations, derives annotations, pre and post annotations, check and assert annotations (and may be more). <text:s/>It does not apply to own object declarations as these will always be local or subsequently refined. <text:s/><text:span text:style-name="T1">In fact does it apply to direct names at all – is it only extended names and the problems arising from them?</text:span></text:p>
      <text:p text:style-name="P4">Thinking more about it, is it only the expressions in properties that have to be semantically analysed on the first pass? <text:s/>This would be a useful minimum that could be done delaying all further analysis to the back-end.</text:p>
      <text:p text:style-name="P4">What about Classic Pre, Post, Assert, Check, Initial Value. <text:s/>These annotations are associated with proof. <text:s/>May be they can be dealt with there. <text:s/>These annotations will also be useful in abstract interpretation but I still feel these are best dealt with in terms of proof (smtlib) expressions rather than Ada expressio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14T12:53:22.197865210</meta:creation-date>
    <dc:date>2022-07-05T17:48:35.090600608</dc:date>
    <meta:editing-duration>PT9H58M41S</meta:editing-duration>
    <meta:editing-cycles>2</meta:editing-cycles>
    <meta:generator>LibreOffice/6.1.5.2$Linux_X86_64 LibreOffice_project/10$Build-2</meta:generator>
    <meta:document-statistic meta:table-count="0" meta:image-count="0" meta:object-count="0" meta:page-count="1" meta:paragraph-count="6" meta:word-count="220" meta:character-count="1390" meta:non-whitespace-character-count="1164"/>
  </office:meta>
</office:document-meta>
</file>